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Result.DOM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Result.DOMResult( Node node , Node nextSibl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MResult.get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Result.DOMResult( Node node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Result.setNode( Node n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Result.DOMResult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Result.setNextSibling( Node nextSibl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Result.DOMResult( Node node , Node nextSibling , String system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MResult.setSystemId(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Result.getNextSibl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Result.ge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